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78cm"/>
    </style:style>
    <style:style style:name="co2" style:family="table-column">
      <style:table-column-properties fo:break-before="auto" style:column-width="0.515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0.684cm"/>
    </style:style>
    <style:style style:name="co5" style:family="table-column">
      <style:table-column-properties fo:break-before="auto" style:column-width="1.002cm"/>
    </style:style>
    <style:style style:name="co6" style:family="table-column">
      <style:table-column-properties fo:break-before="auto" style:column-width="2.9cm"/>
    </style:style>
    <style:style style:name="co7" style:family="table-column">
      <style:table-column-properties fo:break-before="auto" style:column-width="2.32cm"/>
    </style:style>
    <style:style style:name="co8" style:family="table-column">
      <style:table-column-properties fo:break-before="auto" style:column-width="1.573cm"/>
    </style:style>
    <style:style style:name="co9" style:family="table-column">
      <style:table-column-properties fo:break-before="auto" style:column-width="2.478cm"/>
    </style:style>
    <style:style style:name="co10" style:family="table-column">
      <style:table-column-properties fo:break-before="auto" style:column-width="1.736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0.84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589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0.61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5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language="en" fo:country="US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ext-properties fo:font-size="12pt" style:font-size-asian="12pt" style:font-name-complex="Arial Unicode MS1" style:font-size-complex="6.80000019073486pt"/>
    </style:style>
    <style:style style:name="ce3" style:family="table-cell" style:parent-style-name="Default">
      <style:text-properties fo:color="#000000" fo:font-size="12pt" fo:language="en" fo:country="US" style:font-size-asian="12pt" style:language-asian="ja" style:country-asian="JP" style:font-name-complex="Arial Unicode MS1" style:font-size-complex="6.80000019073486pt"/>
    </style:style>
    <style:style style:name="ce4" style:family="table-cell" style:parent-style-name="Default">
      <style:text-properties fo:font-size="12pt" fo:language="en" fo:country="US" style:font-size-asian="12pt" style:font-size-complex="6.80000019073486pt"/>
    </style:style>
    <style:style style:name="ce5" style:family="table-cell" style:parent-style-name="Default">
      <style:text-properties fo:font-size="12pt" style:font-size-asian="12pt" style:font-name-complex="Arial Unicode MS1" style:font-size-complex="6.80000019073486pt" style:language-complex="en" style:country-complex="US"/>
    </style:style>
    <style:style style:name="ce6" style:family="table-cell" style:parent-style-name="Default">
      <style:text-properties fo:font-size="12pt" fo:language="en" fo:country="US" style:font-size-asian="12pt" style:font-name-complex="Arial Unicode MS1" style:font-size-complex="6.80000019073486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style:font-name-asian="Arial Unicode MS" style:font-name-complex="Arial Unicode MS"/>
    </style:style>
    <style:style style:name="ce9" style:family="table-cell" style:parent-style-name="Default">
      <style:text-properties fo:color="#444444" style:font-name="Arial" fo:font-size="10pt" fo:language="en" fo:country="US" style:font-name-asian="Menlo" style:font-size-asian="10pt" style:language-asian="en" style:country-asian="US" style:font-name-complex="Menlo" style:font-size-complex="10pt" style:language-complex="en" style:country-complex="US"/>
    </style:style>
    <style:style style:name="ce10" style:family="table-cell" style:parent-style-name="Default">
      <style:text-properties fo:color="#444444" style:font-name="Menlo" fo:font-size="14pt" style:font-name-asian="Menlo" style:font-size-asian="14pt" style:font-name-complex="Menlo" style:font-size-complex="7.94999980926514pt"/>
    </style:style>
    <style:style style:name="T1" style:family="text">
      <style:text-properties style:use-window-font-color="true" fo:font-size="12pt" fo:language="en" fo:country="US" style:letter-kerning="true" style:font-size-asian="12pt" style:language-asian="ja" style:country-asian="JP" style:font-name-complex="Arial Unicode MS1" style:font-size-complex="6.80000019073486pt"/>
    </style:style>
    <style:style style:name="T2" style:family="text">
      <style:text-properties fo:color="#000000" fo:font-size="12pt" fo:language="en" fo:country="US" style:letter-kerning="true" style:font-size-asian="12pt" style:language-asian="ja" style:country-asian="JP" style:font-name-complex="Arial Unicode MS1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CurrentRoute</text:p>
          </table:table-cell>
          <table:table-cell office:value-type="string">
            <text:p>NextRoute</text:p>
          </table:table-cell>
          <table:table-cell office:value-type="string">
            <text:p>WatchTime</text:p>
          </table:table-cell>
          <table:table-cell table:style-name="ce8" office:value-type="string">
            <text:p>JonyAnimation</text:p>
          </table:table-cell>
          <table:table-cell office:value-type="string">
            <text:p>JonyState</text:p>
          </table:table-cell>
          <table:table-cell office:value-type="string">
            <text:p>AberyAnimation</text:p>
          </table:table-cell>
          <table:table-cell office:value-type="string">
            <text:p>AberyState</text:p>
          </table:table-cell>
          <table:table-cell table:style-name="ce8" office:value-type="string">
            <text:p>CameraNumber</text:p>
          </table:table-cell>
          <table:table-cell office:value-type="string">
            <text:p>CameraAnimation</text:p>
          </table:table-cell>
          <table:table-cell table:style-name="ce8" office:value-type="string">
            <text:p>ExtraAnimation</text:p>
          </table:table-cell>
          <table:table-cell table:style-name="ce9" office:value-type="string">
            <text:p>SEPetern</text:p>
          </table:table-cell>
        </table:table-row>
        <table:table-row table:style-name="ro2">
          <table:table-cell table:style-name="ce1" office:value-type="string">
            <text:p>ハァァーイ！テレビの前のみなさぁんッッ、こんにちはァ！！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style-name="ce1" office:value-type="string">
            <text:p>ワンダフルショッピングのお時間でェす！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司会進行はボクッッ！ジョニーとォ！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私、アビリィが担当させていただきます。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よろしくお願い致しますわ。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所でアビリィ。君の名前はアベリィだよねェ？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1" office:value-type="string">
            <text:p>なァま放送で噛んじゃってるよォッ？HA!HA!HA!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style-name="ce2" office:value-type="string">
            <text:p><text:span text:style-name="T1">っち。アナタも噛んでいるじゃないの。</text:span>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<text:span text:style-name="T2">所でボビィ、今日の商品はなにかしら？</text:span>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table:style-name="ce4" office:value-type="string">
            <text:p>Oh My God！！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5" office:value-type="string">
            <text:p><text:span text:style-name="T1">もォう正しく名前を呼ぶ気ィ、無いねェ？</text:span>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table:style-name="ce1" office:value-type="string">
            <text:p>所でアベリィ、いきなり体重が増えてしまって困ったこととか無いかい?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私、アベリィが担当させていただきます。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よろしくお願い致しますわ。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所でアベリィ。君の名前ってアビリィっていう感じに噛みやすいよねェ。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1" office:value-type="string">
            <text:p>僕も何度噛みそうになった事かァ。HA!HA!HA!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style-name="ce1" office:value-type="string">
            <text:p>ジョニー、セリフを噛むのは貴方の滑舌が悪いのよ。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って事で☆引きちぎりましょう♩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ちょうど、ジャパニーズエンマ様から、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舌を引きちぎる道具を借りてきたのよ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table:style-name="ce1" office:value-type="string">
            <text:p>Oh My God！！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アベリィそんな暴力的な物は置いてェ置こうゥ？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所でアベリィ、いきなり体重が増えてしまって困った事とか無いかいィ？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そうねぇ、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女性の体ってちょっと油断するとすぐに体重が増えちゃうのよ。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だろう？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それなのにアベリィ、君はそんなにスレンダーなbodyで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ンン～ッッ羨ましいよ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そうね、ジョニーは塩分、糖分、脂肪過多に、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余計な一言も多いものね。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それに腐ったナマズみたいな臭いもするわ。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3">
          <table:table-cell table:style-name="ce1" office:value-type="string">
            <text:p>そうなんだよ・・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1" office:value-type="string">
            <text:p>実は僕は虫歯をthroughしていたら、虫歯菌が脳に達して・・・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table:style-name="ce1" office:value-type="string">
            <text:p>あと2年の命なんだ。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この口臭もそれが原因でね・・・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そうなんだよ・・・実は僕は全身機械化手術を行い、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それをミスしてしまってねぇ体の一部が腐り始めているんだ・・・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table:style-name="ce1" office:value-type="string">
            <text:p>永遠の命を手に入れるはずが、残り2週間の命なんだ。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えっ・・そんなジョニー・・・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6" office:value-type="string">
            <text:p><text:span text:style-name="T1">うっそぴょ～ん！</text:span>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<text:span text:style-name="T2">こんな事で騙されているようじゃっ！</text:span>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style-name="ce3" office:value-type="string">
            <text:p><text:span text:style-name="T2">んん～ッダメダメね！！</text:span>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あら？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おかしいわね、映っているはずなのに・・・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ジョニーが気持ち悪すぎて放送自粛かしら？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style-name="ce1" office:value-type="string">
            <text:p>o..oh..アベェリィひどすぎるよォゥ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ってなんだか色々と落ちてきてないッ！？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んっ、おいしいケーキや甘いお菓子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ちょっと食べるとすぐポッチャリ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あるわぁ～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そォんな女性にこォんな味方！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ん～ッッぶゥゥるゥゥぶゥゥるベェルゥゥトォォゥ！！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ぶるぶるベルト？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なにかしらその素敵でドキドキする名前は！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これは、最先端技術で作られている腹筋ベルトよ！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これを付けて１日たった24時間過ごすだけですぐにムキムキマッチョ！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使用者のボブにお話しを聞いてみましょう！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table:style-name="ce7" office:value-type="string">
            <text:p>ヘェイッ！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昔からデブボブと言われ続けてきたこの僕だけど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このぶるぶるベルトを使うことで、見違えるようになったのさ！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これを使ってからは、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女の子にモテるわ、お金は手に入るわウハウハですわ！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table:style-name="ce7" office:value-type="string">
            <text:p>今年もペットのトラを飼いましてねぇ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office:value-type="string">
            <text:p>まぁ、あいにく噛まれ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Oh!アベリィ淡々と進行進めてるし！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「なにかしら？」っとか言いつつ自分で説明してるやん！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着用時間長すぎやない？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使用者も普通からデブになってるし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最後まだ話してる途中やったで！！！アホカイナ！！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table:style-name="ce7" office:value-type="string">
            <text:p>我、堕天の王なり。人類よ我に平伏し賜え、我を崇め奉り賜え。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我が力を恐れるがいい！！HU!HA!HA!HA!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What!?なんでボクの中二の頃のノートがカンペに挟まっているんだ！！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生放送で、自分の黒歴史さらしちゃってるやんかァァァ！！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ってか今の誰！？いきなり出てきたし、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普通からデブになってるし、話途中で切ってんで！！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office:value-type="string">
            <text:p>それにボクのセリフに被せる様にVTR入れたなホンマに！！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怒涛のツッコミお疲れさま～。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うるさいだけで何を言っているのか分からなかったわ。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てやんでいべらぼうめ！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アベリィ、それカンサイベンちゃうで・・・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それにいい年したオバサンがそのしゃべり方いｔa....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あら？ジョニー？あなたの頭・・・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ん？・・・ハッ！？！？いや！その‼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誤解だ！！こっち見ないで！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office:value-type="string">
            <text:p>何が誤解なのよ、MrNAMIHEIみたいな髪型して、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あなたの値段読み取れるかしら？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あなたのお値段はブッフォ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5">
          <table:table-cell office:value-type="string">
            <text:p>0円ですってｗｗ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オーマイがぁぁぁ！！！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おっ・・・OK！OK！そォォれではァァッ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スポーツジムに行って確かめてみようゥッ！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5">
          <table:table-cell office:value-type="string">
            <text:p>着用方法はVery easy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腰に巻いてひたすらブルブルさせているだけ！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その間は、他の運動をしていても問題ないさァ！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僕は腹筋をしようっと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そうそう、ジョニー言い忘れていたけど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ぶるぶるベルトの出力を間違えると爆発するわ・・・・あぁ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遅かったかしら、まぁ静かになったし結果オーライね。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…まぁ。とっても、とっても、凄いわぁ。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5">
          <table:table-cell office:value-type="string">
            <text:p>こんな風にone hundredパックジョニーになることが出来るんだよ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さぁアベリィボクとLet's get married...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っでこのベルトのお値段は？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っく…このベルト！通常価格150万円の所！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特別価格151万円です！！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まぁ！なんてお買い得なのかしら！！！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って値段増えてない⁉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アベリィStop it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いまならなんと！！！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期間限定で安眠枕もついてくる！！こォれェはァすごいッ！！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これでぶるぶるベルトで減量しつつ、ぐっすり夢の中ね！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ちなみに中には信管が入っていて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別売りの目覚まし時計と繋げるだけで時間になったら爆発するの！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これで寝坊とは永遠におさらばよ☆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これでぶるぶるベルトで減量しつつ、ぐっすり夢の中ね！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ちなみに中にはユリの花弁が入っていて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ユリの香りに包まれて眠れるわ！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死んだように眠れるって大好評よ☆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さらに初回購入者に限り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office:value-type="string">
            <text:p>ぶるぶるベルトをワンちゃんサイズのSサイズ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office:value-type="string">
            <text:p>人間サイズのMサイズ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office:value-type="string">
            <text:p>自由の女神サイズのLサイズ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office:value-type="string">
            <text:p>計3点をセットでお付けします！！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table:style-name="ce7" office:value-type="string">
            <text:p>自由の女神がご自宅にある方はぜェひお電話を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そォれでは皆さん！また次回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6">
          <table:table-cell office:value-type="string">
            <text:p>see you next time!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2016/01/14</text:date>, <text:time>13:57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Unix OpenOffice.org_project/410m18$Build-9764</meta:generator>
    <dc:date>2016-01-14T13:57:54</dc:date>
    <dc:creator>sato takumi</dc:creator>
    <meta:editing-duration>P1DT9H39M21S</meta:editing-duration>
    <meta:editing-cycles>28</meta:editing-cycles>
    <meta:document-statistic meta:table-count="1" meta:cell-count="1512" meta:object-count="0"/>
    <meta:user-defined meta:name=""/>
  </office:meta>
</office:document-meta>
</file>